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officeooo:paragraph-rsid="001dd86e"/>
    </style:style>
    <style:style style:name="P2" style:family="paragraph" style:parent-style-name="Standard">
      <style:text-properties officeooo:rsid="0024b704" officeooo:paragraph-rsid="0024b704"/>
    </style:style>
    <style:style style:name="P3" style:family="paragraph" style:parent-style-name="Standard">
      <style:text-properties officeooo:rsid="002dd560" officeooo:paragraph-rsid="002dd560"/>
    </style:style>
    <style:style style:name="P4" style:family="paragraph" style:parent-style-name="Standard">
      <style:text-properties officeooo:rsid="002dd560" officeooo:paragraph-rsid="003232f1"/>
    </style:style>
    <style:style style:name="P5" style:family="paragraph" style:parent-style-name="Standard" style:list-style-name="L2">
      <style:text-properties officeooo:rsid="002dd560" officeooo:paragraph-rsid="0038712c"/>
    </style:style>
    <style:style style:name="P6" style:family="paragraph" style:parent-style-name="Standard">
      <style:text-properties officeooo:rsid="002dd560" officeooo:paragraph-rsid="003b2348"/>
    </style:style>
    <style:style style:name="P7" style:family="paragraph" style:parent-style-name="Standard" style:list-style-name="L3">
      <style:text-properties officeooo:rsid="002dd560" officeooo:paragraph-rsid="003ca31c"/>
    </style:style>
    <style:style style:name="P8" style:family="paragraph" style:parent-style-name="Standard">
      <style:text-properties officeooo:rsid="0024b704" officeooo:paragraph-rsid="003232f1"/>
    </style:style>
    <style:style style:name="P9" style:family="paragraph" style:parent-style-name="Standard">
      <style:text-properties officeooo:rsid="0030590f" officeooo:paragraph-rsid="002dd560"/>
    </style:style>
    <style:style style:name="P10" style:family="paragraph" style:parent-style-name="Standard">
      <style:text-properties officeooo:rsid="0030590f" officeooo:paragraph-rsid="00338137"/>
    </style:style>
    <style:style style:name="P11" style:family="paragraph" style:parent-style-name="Standard">
      <style:text-properties officeooo:rsid="0030590f" officeooo:paragraph-rsid="0035f090"/>
    </style:style>
    <style:style style:name="P12" style:family="paragraph" style:parent-style-name="Standard">
      <style:text-properties officeooo:rsid="0030590f" officeooo:paragraph-rsid="0036dffb"/>
    </style:style>
    <style:style style:name="P13" style:family="paragraph" style:parent-style-name="Standard">
      <style:text-properties fo:font-weight="normal" officeooo:rsid="00387bd8" officeooo:paragraph-rsid="003f4473" style:font-weight-asian="normal" style:font-weight-complex="normal"/>
    </style:style>
    <style:style style:name="P14" style:family="paragraph" style:parent-style-name="Standard" style:list-style-name="L4">
      <style:text-properties officeooo:paragraph-rsid="003ca31c"/>
    </style:style>
    <style:style style:name="P15" style:family="paragraph" style:parent-style-name="Standard">
      <style:paragraph-properties fo:margin-left="0.4992in" fo:margin-right="0in" fo:text-indent="0in" style:auto-text-indent="false"/>
      <style:text-properties officeooo:rsid="0030590f" officeooo:paragraph-rsid="00369dbc"/>
    </style:style>
    <style:style style:name="P16" style:family="paragraph" style:parent-style-name="Standard">
      <style:paragraph-properties fo:margin-left="0.4917in" fo:margin-right="0.4299in" fo:text-indent="0in" style:auto-text-indent="false"/>
      <style:text-properties fo:font-weight="normal" officeooo:rsid="002dd560" officeooo:paragraph-rsid="00387bd8" style:font-weight-asian="normal" style:font-weight-complex="normal"/>
    </style:style>
    <style:style style:name="T1" style:family="text">
      <style:text-properties officeooo:rsid="001dd86e"/>
    </style:style>
    <style:style style:name="T2" style:family="text">
      <style:text-properties officeooo:rsid="002dd560"/>
    </style:style>
    <style:style style:name="T3" style:family="text">
      <style:text-properties officeooo:rsid="00316bce"/>
    </style:style>
    <style:style style:name="T4" style:family="text">
      <style:text-properties officeooo:rsid="003232f1"/>
    </style:style>
    <style:style style:name="T5" style:family="text">
      <style:text-properties officeooo:rsid="00338137"/>
    </style:style>
    <style:style style:name="T6" style:family="text">
      <style:text-properties officeooo:rsid="0035f090"/>
    </style:style>
    <style:style style:name="T7" style:family="text">
      <style:text-properties officeooo:rsid="00369dbc"/>
    </style:style>
    <style:style style:name="T8" style:family="text">
      <style:text-properties officeooo:rsid="0036dffb"/>
    </style:style>
    <style:style style:name="T9" style:family="text">
      <style:text-properties officeooo:rsid="0038712c"/>
    </style:style>
    <style:style style:name="T10" style:family="text">
      <style:text-properties officeooo:rsid="00387bd8"/>
    </style:style>
    <style:style style:name="T11" style:family="text">
      <style:text-properties officeooo:rsid="00392dc6"/>
    </style:style>
    <style:style style:name="T12" style:family="text">
      <style:text-properties officeooo:rsid="003b2348"/>
    </style:style>
    <style:style style:name="T13" style:family="text">
      <style:text-properties officeooo:rsid="003ca31c"/>
    </style:style>
    <style:style style:name="T14" style:family="text">
      <style:text-properties officeooo:rsid="003f4473"/>
    </style:style>
    <style:style style:name="T15" style:family="text">
      <style:text-properties officeooo:rsid="0040227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Practice Exercises:</text:h>
      <text:p text:style-name="P2"/>
      <text:p text:style-name="P8"><text:span text:style-name="T4">a)</text:span><text:span text:style-name="T2"> </text:span><text:span text:style-name="T4">What are 2 ways in which Java Threads can be implemented?</text:span></text:p>
      <text:p text:style-name="P3"/>
      <text:list xml:id="list7603084007522125752" text:style-name="L2">
        <text:list-item>
          <text:p text:style-name="P5"><text:span text:style-name="T9">Create a new class that is derived from the Thread class and to override its run() method.</text:span></text:p>
        </text:list-item>
        <text:list-item>
          <text:p text:style-name="P5"><text:span text:style-name="T9">Define a class that implements the Runnable interface.</text:span></text:p>
        </text:list-item>
      </text:list>
      <text:p text:style-name="P3"/>
      <text:p text:style-name="P4"><text:span text:style-name="T4">b) Since Java does not allow global variables to be declared, explain how Java allow its threads to access (share) the same data?</text:span></text:p>
      <text:p text:style-name="P4"><text:span text:style-name="T4"/></text:p>
      <text:p text:style-name="P16"><text:span text:style-name="T10">If two or more threads are to share data in a Java program, the sharing occurs by passing references to the shared object to the appropriate threads.</text:span></text:p>
      <text:p text:style-name="P4"><text:span text:style-name="T4"/></text:p>
      <text:p text:style-name="P4"><text:span text:style-name="T4">c) What is implicit threading? <text:s/>Explain the three methods of implicit threading discussed in the book.</text:span></text:p>
      <text:p text:style-name="P4"><text:span text:style-name="T4"/></text:p>
      <text:p text:style-name="P6"><text:span text:style-name="T11">Implicit threading: </text:span><text:span text:style-name="T12">Address difficulties and better support the design of multithreaded applications is to transfer the creation and management of threading from application developers to compilers and run-time libraries. (Book definition)</text:span></text:p>
      <text:p text:style-name="P6"><text:span text:style-name="T12"/></text:p>
      <text:list xml:id="list2097509117947012802" text:style-name="L3">
        <text:list-item>
          <text:p text:style-name="P7"><text:span text:style-name="T13">Thread Pools: Create a number of threads at process startup and place them into a pool, where they sit and wait for work.</text:span></text:p>
        </text:list-item>
      </text:list>
      <text:list xml:id="list6890044712950939746" text:style-name="L4">
        <text:list-header>
          <text:p text:style-name="P14"><text:span text:style-name="T13"></text:span></text:p>
        </text:list-header>
      </text:list>
      <text:list xml:id="list498062636" text:continue-list="list2097509117947012802" text:style-name="L3">
        <text:list-item>
          <text:p text:style-name="P7"><text:span text:style-name="T13">OpenMP: Set of compiler directives as well as an API for programs written in C, C++, or FORTRAN that provides support for parallel programming in shared-memory environments. OpenMP identifies parallel regions as blocks of code that may run in parallel.</text:span></text:p>
          <text:p text:style-name="P7"><text:span text:style-name="T13"></text:span></text:p>
        </text:list-item>
        <text:list-item>
          <text:p text:style-name="P7"><text:span text:style-name="T13">Grand Central Dispatch: Like OpenMP, GCD manages most of the details of threading. GCD identifies extensions to the C and C++ languages known as blocks. A block is simply a self-contained unit of work.</text:span></text:p>
        </text:list-item>
      </text:list>
      <text:p text:style-name="P9"><text:span text:style-name="T2"/></text:p>
      <text:p text:style-name="P10"><text:span text:style-name="T5">d) Define the relationship between the clone() system call to the fork() system call and the pthread_create() call.</text:span></text:p>
      <text:p text:style-name="P10"><text:span text:style-name="T5"/></text:p>
      <text:p text:style-name="P13"><text:span text:style-name="T14">Clone() system call is how Linux creates threads, It goes by the same concept as fork but you have options for shared memory between the parent and child tasks. Both Processes and threads are the same in Linux with the term “Task”. </text:span><text:span text:style-name="T15">pthread_create is almost the same as clone but clone has more options for whether the child will share certain memory.</text:span></text:p>
      <text:p text:style-name="P10"><text:span text:style-name="T5"/></text:p>
      <text:p text:style-name="P11"><text:span text:style-name="T6">e) Modify the Java Thread program on page 178 to add a second thread that will calculate the factorial value for the integer argument provided (as you did for the Pthreads program last week). <text:s/>Run the program 3 times with different arguments, print your source code, capture/print your screen output.</text:span></text:p>
      <text:p text:style-name="P11"><text:span text:style-name="T6"/></text:p>
      <text:p text:style-name="Heading"><text:soft-page-break/><text:span text:style-name="T6">Output:</text:span></text:p>
      <text:p text:style-name="P11"><text:span text:style-name="T6"/></text:p>
      <text:p text:style-name="P15"><text:span text:style-name="T7">[dnoyes]: /tmp/CIS370HW1 $ javac Driver.java </text:span></text:p>
      <text:p text:style-name="P15"><text:span text:style-name="T7">[dnoyes]: /tmp/CIS370HW1 $ java Driver 1</text:span></text:p>
      <text:p text:style-name="P15"><text:span text:style-name="T7">The sum of 1 is 1</text:span></text:p>
      <text:p text:style-name="P15"><text:span text:style-name="T7">The Factorial of 1 is 1</text:span></text:p>
      <text:p text:style-name="P15"><text:span text:style-name="T7">[dnoyes]: /tmp/CIS370HW1 $ java Driver 2</text:span></text:p>
      <text:p text:style-name="P15"><text:span text:style-name="T7">The sum of 2 is 3</text:span></text:p>
      <text:p text:style-name="P15"><text:span text:style-name="T7">The Factorial of 2 is 2</text:span></text:p>
      <text:p text:style-name="P15"><text:span text:style-name="T7">[dnoyes]: /tmp/CIS370HW1 $ java Driver 3</text:span></text:p>
      <text:p text:style-name="P15"><text:span text:style-name="T7">The sum of 3 is 6</text:span></text:p>
      <text:p text:style-name="P15"><text:span text:style-name="T7">The Factorial of 3 is 6</text:span></text:p>
      <text:p text:style-name="P15"><text:span text:style-name="T7">[dnoyes]: /tmp/CIS370HW1 $ java Driver 4</text:span></text:p>
      <text:p text:style-name="P15"><text:span text:style-name="T7">The sum of 4 is 10</text:span></text:p>
      <text:p text:style-name="P15"><text:span text:style-name="T7">The Factorial of 4 is 24</text:span></text:p>
      <text:p text:style-name="P15"><text:span text:style-name="T7">[dnoyes]: /tmp/CIS370HW1 $ java Driver 5</text:span></text:p>
      <text:p text:style-name="P15"><text:span text:style-name="T7">The sum of 5 is 15</text:span></text:p>
      <text:p text:style-name="P15"><text:span text:style-name="T7">The Factorial of 5 is 120</text:span></text:p>
      <text:p text:style-name="P15"><text:span text:style-name="T7">[dnoyes]: /tmp/CIS370HW1 $ java Driver 6</text:span></text:p>
      <text:p text:style-name="P15"><text:span text:style-name="T7">The sum of 6 is 21</text:span></text:p>
      <text:p text:style-name="P15"><text:span text:style-name="T7">The Factorial of 6 is 720</text:span></text:p>
      <text:p text:style-name="P11"><text:span text:style-name="T6"/></text:p>
      <text:p text:style-name="Heading"><text:span text:style-name="T6">Code:</text:span></text:p>
      <text:p text:style-name="P11"><text:span text:style-name="T6"/></text:p>
      <text:p text:style-name="P12"><text:span text:style-name="T8">/**</text:span></text:p>
      <text:p text:style-name="P12"><text:span text:style-name="T8"><text:s/>* Driver.java</text:span></text:p>
      <text:p text:style-name="P12"><text:span text:style-name="T8"><text:s/>* Moded By Daniel Noyes</text:span></text:p>
      <text:p text:style-name="P12"><text:span text:style-name="T8"><text:s/>*</text:span></text:p>
      <text:p text:style-name="P12"><text:span text:style-name="T8"><text:s/>* Figure 4.12</text:span></text:p>
      <text:p text:style-name="P12"><text:span text:style-name="T8"><text:s/>* @author Gagne, Galvin, Silberschatz</text:span></text:p>
      <text:p text:style-name="P12"><text:span text:style-name="T8"><text:s/>* Operating System Concepts <text:s/>- Ninth Edition</text:span></text:p>
      <text:p text:style-name="P12"><text:span text:style-name="T8"><text:s/>* Copyright John Wiley &amp; Sons - 2013</text:span></text:p>
      <text:p text:style-name="P12"><text:span text:style-name="T8"><text:s/>*/</text:span></text:p>
      <text:p text:style-name="P12"><text:span text:style-name="T8"></text:span></text:p>
      <text:p text:style-name="P12"><text:span text:style-name="T8"></text:span></text:p>
      <text:p text:style-name="P12"><text:span text:style-name="T8">class Sum</text:span></text:p>
      <text:p text:style-name="P12"><text:span text:style-name="T8">{</text:span></text:p>
      <text:p text:style-name="P12"><text:span text:style-name="T8"><text:tab/>private int sum;</text:span></text:p>
      <text:p text:style-name="P12"><text:span text:style-name="T8"></text:span></text:p>
      <text:p text:style-name="P12"><text:span text:style-name="T8"><text:tab/>public int get() {</text:span></text:p>
      <text:p text:style-name="P12"><text:span text:style-name="T8"><text:tab/><text:tab/>return sum;</text:span></text:p>
      <text:p text:style-name="P12"><text:span text:style-name="T8"><text:tab/>}</text:span></text:p>
      <text:p text:style-name="P12"><text:span text:style-name="T8"></text:span></text:p>
      <text:p text:style-name="P12"><text:span text:style-name="T8"><text:tab/>public void set(int sum) {</text:span></text:p>
      <text:p text:style-name="P12"><text:span text:style-name="T8"><text:tab/><text:tab/>this.sum = sum;</text:span></text:p>
      <text:p text:style-name="P12"><text:soft-page-break/><text:span text:style-name="T8"><text:tab/>}</text:span></text:p>
      <text:p text:style-name="P12"><text:span text:style-name="T8">}</text:span></text:p>
      <text:p text:style-name="P12"><text:span text:style-name="T8"></text:span></text:p>
      <text:p text:style-name="P12"><text:span text:style-name="T8">class Summation implements Runnable</text:span></text:p>
      <text:p text:style-name="P12"><text:span text:style-name="T8">{</text:span></text:p>
      <text:p text:style-name="P12"><text:span text:style-name="T8"><text:tab/>private int upper;</text:span></text:p>
      <text:p text:style-name="P12"><text:span text:style-name="T8"><text:tab/>private Sum sumValue;</text:span></text:p>
      <text:p text:style-name="P12"><text:span text:style-name="T8"></text:span></text:p>
      <text:p text:style-name="P12"><text:span text:style-name="T8"><text:tab/>public Summation(int upper, Sum sumValue) {</text:span></text:p>
      <text:p text:style-name="P12"><text:span text:style-name="T8"><text:tab/><text:tab/>if (upper &lt; 0)</text:span></text:p>
      <text:p text:style-name="P12"><text:span text:style-name="T8"><text:tab/><text:tab/><text:tab/>throw new IllegalArgumentException();</text:span></text:p>
      <text:p text:style-name="P12"><text:span text:style-name="T8"></text:span></text:p>
      <text:p text:style-name="P12"><text:span text:style-name="T8"><text:tab/><text:tab/>this.upper = upper;</text:span></text:p>
      <text:p text:style-name="P12"><text:span text:style-name="T8"><text:tab/><text:tab/>this.sumValue = sumValue;</text:span></text:p>
      <text:p text:style-name="P12"><text:span text:style-name="T8"><text:tab/>}</text:span></text:p>
      <text:p text:style-name="P12"><text:span text:style-name="T8"></text:span></text:p>
      <text:p text:style-name="P12"><text:span text:style-name="T8"><text:tab/>public void run() {</text:span></text:p>
      <text:p text:style-name="P12"><text:span text:style-name="T8"><text:tab/><text:tab/>int sum = 0;</text:span></text:p>
      <text:p text:style-name="P12"><text:span text:style-name="T8"></text:span></text:p>
      <text:p text:style-name="P12"><text:span text:style-name="T8"><text:tab/><text:tab/>for (int i = 0; i &lt;= upper; i++)</text:span></text:p>
      <text:p text:style-name="P12"><text:span text:style-name="T8"><text:tab/><text:tab/><text:tab/>sum += i;</text:span></text:p>
      <text:p text:style-name="P12"><text:span text:style-name="T8"></text:span></text:p>
      <text:p text:style-name="P12"><text:span text:style-name="T8"><text:tab/><text:tab/>sumValue.set(sum);</text:span></text:p>
      <text:p text:style-name="P12"><text:span text:style-name="T8"><text:tab/>}</text:span></text:p>
      <text:p text:style-name="P12"><text:span text:style-name="T8">}</text:span></text:p>
      <text:p text:style-name="P12"><text:span text:style-name="T8"></text:span></text:p>
      <text:p text:style-name="P12"><text:span text:style-name="T8">class Factorial implements Runnable</text:span></text:p>
      <text:p text:style-name="P12"><text:span text:style-name="T8">{</text:span></text:p>
      <text:p text:style-name="P12"><text:span text:style-name="T8"><text:tab/>private int upper;</text:span></text:p>
      <text:p text:style-name="P12"><text:span text:style-name="T8"><text:tab/>private Sum FacValue;</text:span></text:p>
      <text:p text:style-name="P12"><text:span text:style-name="T8"></text:span></text:p>
      <text:p text:style-name="P12"><text:span text:style-name="T8"><text:tab/>public Factorial(int upper, Sum FacValue) {</text:span></text:p>
      <text:p text:style-name="P12"><text:span text:style-name="T8"><text:tab/><text:tab/>if (upper &lt; 0)</text:span></text:p>
      <text:p text:style-name="P12"><text:span text:style-name="T8"><text:tab/><text:tab/><text:tab/>throw new IllegalArgumentException();</text:span></text:p>
      <text:p text:style-name="P12"><text:span text:style-name="T8"></text:span></text:p>
      <text:p text:style-name="P12"><text:span text:style-name="T8"><text:tab/><text:tab/>this.upper = upper;</text:span></text:p>
      <text:p text:style-name="P12"><text:span text:style-name="T8"><text:tab/><text:tab/>this.FacValue = FacValue;</text:span></text:p>
      <text:p text:style-name="P12"><text:span text:style-name="T8"><text:tab/>}</text:span></text:p>
      <text:p text:style-name="P12"><text:span text:style-name="T8"></text:span></text:p>
      <text:p text:style-name="P12"><text:span text:style-name="T8"><text:tab/>public void run() {</text:span></text:p>
      <text:p text:style-name="P12"><text:span text:style-name="T8"><text:tab/><text:tab/>int Fac = 1;</text:span></text:p>
      <text:p text:style-name="P12"><text:span text:style-name="T8"></text:span></text:p>
      <text:p text:style-name="P12"><text:span text:style-name="T8"><text:tab/><text:tab/>for (int i = 1; i &lt;= upper; i++)</text:span></text:p>
      <text:p text:style-name="P12"><text:span text:style-name="T8"><text:tab/><text:tab/><text:tab/>Fac *= i;</text:span></text:p>
      <text:p text:style-name="P12"><text:span text:style-name="T8"></text:span></text:p>
      <text:p text:style-name="P12"><text:span text:style-name="T8"><text:tab/><text:tab/>FacValue.set(Fac);</text:span></text:p>
      <text:p text:style-name="P12"><text:span text:style-name="T8"><text:tab/>}</text:span></text:p>
      <text:p text:style-name="P12"><text:soft-page-break/><text:span text:style-name="T8">}</text:span></text:p>
      <text:p text:style-name="P12"><text:span text:style-name="T8"></text:span></text:p>
      <text:p text:style-name="P12"><text:span text:style-name="T8">public class Driver</text:span></text:p>
      <text:p text:style-name="P12"><text:span text:style-name="T8">{</text:span></text:p>
      <text:p text:style-name="P12"><text:span text:style-name="T8"><text:tab/>public static void main(String[] args) {</text:span></text:p>
      <text:p text:style-name="P12"><text:span text:style-name="T8"><text:tab/><text:tab/>if (args.length != 1) {</text:span></text:p>
      <text:p text:style-name="P12"><text:span text:style-name="T8"><text:tab/><text:tab/><text:tab/>System.err.println("Usage Driver &lt;integer&gt;");</text:span></text:p>
      <text:p text:style-name="P12"><text:span text:style-name="T8"><text:tab/><text:tab/><text:tab/>System.exit(0);</text:span></text:p>
      <text:p text:style-name="P12"><text:span text:style-name="T8"><text:tab/><text:tab/>}</text:span></text:p>
      <text:p text:style-name="P12"><text:span text:style-name="T8"><text:tab/><text:tab/>//Summation Routine</text:span></text:p>
      <text:p text:style-name="P12"><text:span text:style-name="T8"><text:tab/><text:tab/>Sum sumObject = new Sum();</text:span></text:p>
      <text:p text:style-name="P12"><text:span text:style-name="T8"><text:tab/><text:tab/>int upper = Integer.parseInt(args[0]);</text:span></text:p>
      <text:p text:style-name="P12"><text:span text:style-name="T8"><text:tab/><text:tab/></text:span></text:p>
      <text:p text:style-name="P12"><text:span text:style-name="T8"><text:tab/><text:tab/>Thread worker = new Thread(new Summation(upper, sumObject));</text:span></text:p>
      <text:p text:style-name="P12"><text:span text:style-name="T8"><text:tab/><text:tab/>worker.start();</text:span></text:p>
      <text:p text:style-name="P12"><text:span text:style-name="T8"><text:tab/><text:tab/>try {</text:span></text:p>
      <text:p text:style-name="P12"><text:span text:style-name="T8"><text:tab/><text:tab/><text:tab/>worker.join();</text:span></text:p>
      <text:p text:style-name="P12"><text:span text:style-name="T8"><text:tab/><text:tab/>} catch (InterruptedException ie) { }</text:span></text:p>
      <text:p text:style-name="P12"><text:span text:style-name="T8"><text:tab/><text:tab/>System.out.println("The sum of " + upper + " is " + sumObject.get());</text:span></text:p>
      <text:p text:style-name="P12"><text:span text:style-name="T8"></text:span></text:p>
      <text:p text:style-name="P12"><text:span text:style-name="T8"><text:tab/><text:tab/>//Factorial Routine</text:span></text:p>
      <text:p text:style-name="P12"><text:span text:style-name="T8"><text:tab/><text:tab/>Sum facObject = new Sum();</text:span></text:p>
      <text:p text:style-name="P12"><text:span text:style-name="T8"><text:tab/><text:tab/>int upper2 = Integer.parseInt(args[0]);</text:span></text:p>
      <text:p text:style-name="P12"><text:span text:style-name="T8"><text:tab/><text:tab/></text:span></text:p>
      <text:p text:style-name="P12"><text:span text:style-name="T8"><text:tab/><text:tab/>Thread worker2 = new Thread(new Factorial(upper, facObject));</text:span></text:p>
      <text:p text:style-name="P12"><text:span text:style-name="T8"><text:tab/><text:tab/>worker2.start();</text:span></text:p>
      <text:p text:style-name="P12"><text:span text:style-name="T8"><text:tab/><text:tab/>try {</text:span></text:p>
      <text:p text:style-name="P12"><text:span text:style-name="T8"><text:tab/><text:tab/><text:tab/>worker2.join();</text:span></text:p>
      <text:p text:style-name="P12"><text:span text:style-name="T8"><text:tab/><text:tab/>} catch (InterruptedException ie) { }</text:span></text:p>
      <text:p text:style-name="P12"><text:span text:style-name="T8"><text:tab/><text:tab/>System.out.println("The Factorial of " + upper2 + " is " + facObject.get());</text:span></text:p>
      <text:p text:style-name="P12"><text:span text:style-name="T8"></text:span></text:p>
      <text:p text:style-name="P12"><text:span text:style-name="T8"></text:span></text:p>
      <text:p text:style-name="P12"><text:span text:style-name="T8"><text:tab/>}</text:span></text:p>
      <text:p text:style-name="P12"><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ans" style:family="paragraph" style:parent-style-name="Standard">
      <style:paragraph-properties fo:margin-left="0.5in" fo:margin-right="0.5in" fo:text-align="justify" style:justify-single-word="false" fo:text-indent="0in"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dd86e"/>
    </style:style>
    <style:style style:name="MT1" style:family="text">
      <style:text-properties officeooo:rsid="001dd86e"/>
    </style:style>
    <style:style style:name="MT2" style:family="text">
      <style:text-properties officeooo:rsid="00316bc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Daniel Noyes<text:tab/>Homework #</text:span><text:span text:style-name="MT2">5</text:span><text:span text:style-name="MT1"><text:tab/>Page: </text:span><text:span text:style-name="MT1"><text:page-number text:select-page="current">4</text:page-number></text:span><text:span text:style-name="MT1">/</text:span><text:span text:style-name="MT1"><text:page-count>4</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4T01:45:33</meta:creation-date>
    <dc:date>2013-10-21T12:39:25</dc:date>
    <meta:editing-duration>PT59M7S</meta:editing-duration>
    <meta:editing-cycles>18</meta:editing-cycles>
    <meta:generator>LibreOffice/4.0.4.2$Linux_X86_64 LibreOffice_project/400m0$Build-2</meta:generator>
    <meta:document-statistic meta:table-count="0" meta:image-count="0" meta:object-count="0" meta:page-count="4" meta:paragraph-count="140" meta:word-count="756" meta:character-count="4621" meta:non-whitespace-character-count="3736"/>
  </office:meta>
</office:document-meta>
</file>